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6d9f6"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5ad3"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6265" officeooo:paragraph-rsid="001c6265"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5c83" officeooo:paragraph-rsid="00295c83"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e8ac" officeooo:paragraph-rsid="002ae8ac"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Text_20_body">
      <style:paragraph-properties fo:margin-left="0in" fo:margin-right="0in" fo:text-align="end" style:justify-single-word="false" fo:text-indent="0.1965in" style:auto-text-indent="false"/>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e8ac" officeooo:paragraph-rsid="002ae8ac"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f810d"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8a16a"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e735d" officeooo:paragraph-rsid="003e735d"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0dc75" officeooo:paragraph-rsid="0044daec"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0dc75" officeooo:paragraph-rsid="004c9b0a"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8965e" officeooo:paragraph-rsid="0048965e"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b5bc4" officeooo:paragraph-rsid="004b5bc4"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c9b0a" officeooo:paragraph-rsid="004c9b0a"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fb94c" officeooo:paragraph-rsid="004fb94c"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136a0" officeooo:paragraph-rsid="005136a0"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paragraph-rsid="002f810d" fo:background-color="transparent" style:font-style-asian="normal" style:font-weight-asian="normal" style:font-style-complex="normal" style:font-weight-complex="normal"/>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22ded"/>
    </style:style>
    <style:style style:name="T80" style:family="text">
      <style:text-properties officeooo:rsid="001312f5"/>
    </style:style>
    <style:style style:name="T81" style:family="text">
      <style:text-properties officeooo:rsid="0014e6e3"/>
    </style:style>
    <style:style style:name="T82" style:family="text">
      <style:text-properties officeooo:rsid="0016d9f6"/>
    </style:style>
    <style:style style:name="T83" style:family="text">
      <style:text-properties officeooo:rsid="0016f1df"/>
    </style:style>
    <style:style style:name="T84" style:family="text">
      <style:text-properties officeooo:rsid="0018d861"/>
    </style:style>
    <style:style style:name="T85" style:family="text">
      <style:text-properties officeooo:rsid="001ac5e6"/>
    </style:style>
    <style:style style:name="T86" style:family="text">
      <style:text-properties officeooo:rsid="001c6265"/>
    </style:style>
    <style:style style:name="T87" style:family="text">
      <style:text-properties officeooo:rsid="001e5924"/>
    </style:style>
    <style:style style:name="T88" style:family="text">
      <style:text-properties officeooo:rsid="00241f08"/>
    </style:style>
    <style:style style:name="T89" style:family="text">
      <style:text-properties officeooo:rsid="002562b4"/>
    </style:style>
    <style:style style:name="T90" style:family="text">
      <style:text-properties officeooo:rsid="00272fce"/>
    </style:style>
    <style:style style:name="T91" style:family="text">
      <style:text-properties officeooo:rsid="0027b62e"/>
    </style:style>
    <style:style style:name="T92" style:family="text">
      <style:text-properties officeooo:rsid="00295ad3"/>
    </style:style>
    <style:style style:name="T93" style:family="text">
      <style:text-properties officeooo:rsid="00296d8f"/>
    </style:style>
    <style:style style:name="T94" style:family="text">
      <style:text-properties officeooo:rsid="002ae8ac"/>
    </style:style>
    <style:style style:name="T95" style:family="text">
      <style:text-properties officeooo:rsid="002b71c1"/>
    </style:style>
    <style:style style:name="T96" style:family="text">
      <style:text-properties officeooo:rsid="002bbe3a"/>
    </style:style>
    <style:style style:name="T97" style:family="text">
      <style:text-properties officeooo:rsid="002dda75"/>
    </style:style>
    <style:style style:name="T98" style:family="text">
      <style:text-properties officeooo:rsid="002f810d"/>
    </style:style>
    <style:style style:name="T99" style:family="text">
      <style:text-properties officeooo:rsid="0030d069"/>
    </style:style>
    <style:style style:name="T100" style:family="text">
      <style:text-properties officeooo:rsid="0034b0a5"/>
    </style:style>
    <style:style style:name="T101" style:family="text">
      <style:text-properties officeooo:rsid="00372af7"/>
    </style:style>
    <style:style style:name="T102" style:family="text">
      <style:text-properties officeooo:rsid="003b6b60"/>
    </style:style>
    <style:style style:name="T103" style:family="text">
      <style:text-properties officeooo:rsid="003d10a3"/>
    </style:style>
    <style:style style:name="T104" style:family="text">
      <style:text-properties officeooo:rsid="003e735d"/>
    </style:style>
    <style:style style:name="T105" style:family="text">
      <style:text-properties officeooo:rsid="003f6ed8"/>
    </style:style>
    <style:style style:name="T106" style:family="text">
      <style:text-properties officeooo:rsid="0041dd0e"/>
    </style:style>
    <style:style style:name="T107" style:family="text">
      <style:text-properties officeooo:rsid="00479844"/>
    </style:style>
    <style:style style:name="T108" style:family="text">
      <style:text-properties officeooo:rsid="0048a16a"/>
    </style:style>
    <style:style style:name="T109" style:family="text">
      <style:text-properties officeooo:rsid="0048f16a"/>
    </style:style>
    <style:style style:name="T110" style:family="text">
      <style:text-properties officeooo:rsid="004a6303"/>
    </style:style>
    <style:style style:name="T111" style:family="text">
      <style:text-properties officeooo:rsid="004c9b0a"/>
    </style:style>
    <style:style style:name="T112" style:family="text">
      <style:text-properties officeooo:rsid="004db40e"/>
    </style:style>
    <style:style style:name="T113" style:family="text">
      <style:text-properties officeooo:rsid="004f12ca"/>
    </style:style>
    <style:style style:name="T114" style:family="text">
      <style:text-properties officeooo:rsid="005136a0"/>
    </style:style>
    <style:style style:name="T115" style:family="text">
      <style:text-properties officeooo:rsid="00534d5c"/>
    </style:style>
    <style:style style:name="T116" style:family="text">
      <style:text-properties officeooo:rsid="0054c8a5"/>
    </style:style>
    <style:style style:name="T117" style:family="text">
      <style:text-properties officeooo:rsid="0055b7bc"/>
    </style:style>
    <style:style style:name="T118" style:family="text">
      <style:text-properties officeooo:rsid="00570b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3"/>
      <text:h text:style-name="P16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pan text:style-name="T8">– </text:span><text:span text:style-name="T59">Какой сейчас год?</text:span></text:p>
      <text:p text:style-name="P80"><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80"><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12">Бип-бип-бип.</text:p>
      <text:p text:style-name="P112"><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81"><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81">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line-break/></text:p><text:p text:style-name="P14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70"><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4" text:outline-level="2">3. Норф</text:h>
      <text:p text:style-name="P83"/>
      <text:p text:style-name="P21">Глава IV. Пределы магии</text:p>
      <text:p text:style-name="P18"/>
      <text:p text:style-name="P21">Вашему покорному слуге известны четыре предела магии: </text:p>
      <text:list xml:id="list3491868247919405718"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1"><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81">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1"><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70">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oft-page-break/><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4">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4"><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8">Ох, нет! Нет-нет-нет!!!</text:p>
      <text:p text:style-name="P78">Мой взгляд был прикован к дверце тумбочки с изображением луны, а душу леденил ужас осознания.</text:p>
      <text:p text:style-name="P78">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6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64"/>
      <text:p text:style-name="P64">– Эй, мужик, тебе плохо?</text:p>
      <text:p text:style-name="P64">На меня озабоченно уставилась парочка, ещё недавно сидевшая ко мне спиной на скамейке.</text:p>
      <text:p text:style-name="P64">Я принял сидячее положение, беспомощно хлопая глазами. Что? Где? Как?</text:p>
      <text:p text:style-name="P64">– Сам домой доберёшься? Может, вызвать скорую?</text:p>
      <text:p text:style-name="P64">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4">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4">Я перегнулся через перила и меня стошнило.</text:p>
      <text:p text:style-name="P64">Красавец! Мало тебе проблем с сердцем, так ты и печень, похоже, гробанул. Молодец, Анон, пей дальше!</text:p>
      <text:p text:style-name="P64">Спустившись в квартиру, я лёг на диван, натянул наушники и закрыл глаза.</text:p>
      <text:p text:style-name="P64">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74">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64"><text:soft-page-break/>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64" text:outline-level="2">8. Стыд</text:h>
      <text:p text:style-name="P48"/>
      <text:p text:style-name="P64">~~~ Завтра на семь в библиотеке ~~~</text:p>
      <text:p text:style-name="P64"/>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5"/>
      <text:p text:style-name="P48"/>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4"><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4">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ей моих немного,</text:p><text:p text:style-name="P145">Студи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p text:style-name="P14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70"><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70">– Леди и джентльпони! Приём окончен! Её Высочество Принцесса Селестия будет рада видеть <text:s/>вас в следующую среду!</text:p>
      <text:p text:style-name="P70">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64">–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м, а со мной связан элементаль?</text:p>
      <text:p text:style-name="P6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4">Имя её было Селестия.</text:p>
      <text:p text:style-name="P64">За ней последовала и сестра её, <text:span text:style-name="T11">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4">То есть, всегда.</text:p>
      <text:p text:style-name="P64">Тут и сказке конец. А теперь, Эйприл, залазь на полку и закрывай глазки.</text:p>
      <text:p text:style-name="P64">– Ну ма-ам! Раскажи ещё что-нибудь! Про Сомбру! Или про Дискорда!</text:p>
      <text:p text:style-name="P64">–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62">мино</text:span>тавра?</text:p>
      <text:p text:style-name="P64">– <text:s/>Тебя забрать я ему не дам. А в дядю не тыкай копытом, это невежливо! Спи уже, моя маленькая!</text:p>
      <text:p text:style-name="P64">– Поцелуй меня на ночь, ма-ам!</text:p>
      <text:p text:style-name="P64">– Конечно, моя хорошая…</text:p>
      <text:p text:style-name="P64"/>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0">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доем только и иду.</text:p>
      <text:p text:style-name="P64">– Кстати, а что за припадок безумия был у Стар Свирла?</text:p>
      <text:p text:style-name="P64">–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4">–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64">–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64">–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5">***</text:p>
      <text:p text:style-name="P83"/>
      <text:p text:style-name="P64">Дата: <text:span text:style-name="T24">12.04.1003 А.С.</text:span></text:p>
      <text:p text:style-name="P64"><text:soft-page-break/>Эксперимент: заклинание Прозрения</text:p>
      <text:p text:style-name="P64">Испытуемая: Эпплджек</text:p>
      <text:p text:style-name="P64">Синопсис: запись сна со слов испытуемой</text:p>
      <text:p text:style-name="P64">Замечания: после эксперимента в гриве у испытуемой появился седой локон.</text:p>
      <text:p text:style-name="P65"/>
      <text:p text:style-name="P65">~~~</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4"/>
      <text:p text:style-name="P64">Примечания: ПипБак? Стойло?</text:p>
      <text:p text:style-name="P1"/>
      <text:p text:style-name="P2">***</text:p>
      <text:p text:style-name="P1"/>
      <text:p text:style-name="P64">Дата: <text:span text:style-name="T24">12.04.1003 А.С.</text:span></text:p>
      <text:p text:style-name="P64">Эксперимент: заклинание Прозрения</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64">Дата: <text:span text:style-name="T24">12.04.1003 А.С.</text:span></text:p>
      <text:p text:style-name="P64">Эксперимент: заклинание Прозрения</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64">Дата: <text:span text:style-name="T24">12.04.1003 А.С.</text:span></text:p>
      <text:p text:style-name="P64">Эксперимент: заклинание Прозрения</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44">~~~</text:p>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64"/>
      <text:p text:style-name="P65">***</text:p>
      <text:p text:style-name="P64"/>
      <text:p text:style-name="P64">Дата: <text:span text:style-name="T24">12.04.1003 А.С.</text:span></text:p>
      <text:p text:style-name="P64">Эксперимент: заклинание Прозрения</text:p>
      <text:p text:style-name="P64">Испытуемая: Флаттершай</text:p>
      <text:p text:style-name="P64"><text:soft-page-break/>Синопсис: описание пробуждения испытуемой</text:p>
      <text:p text:style-name="P64">Замечания: получить описание сна оказалось невозможным. </text:p>
      <text:p text:style-name="P64"/>
      <text:p text:style-name="P44">~~~</text:p>
      <text:p text:style-name="P64">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4"/>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64"/>
      <text:p text:style-name="P64">Привет, Сел (несмотря ни на что, мне всё же хочется называть тебя так).</text:p>
      <text:p text:style-name="P64">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4"/>
      <text:p text:style-name="P64">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4">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64">Кроме того, Твайлайт сожгла кучу оборудования, что обусловило невозможность дальнейших исследований физически.</text:p>
      <text:p text:style-name="P64"/>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64">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4"/>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64"/>
      <text:p text:style-name="P64">«…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4"/>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и почему к вам попал я, а не сверхаликорн?</text:p>
      <text:p text:style-name="P101"><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6">Приветствую тебя, мой маленький человек!</text:p>
      <text:p text:style-name="P66">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6">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6">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6"><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1">P.S. Н</text:span>е гневите мироздание воровством! <text:span text:style-name="T27">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6"/>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text:soft-page-break/></text:p>
      <text:h text:style-name="Heading_20_2" text:outline-level="2">16. Мэйнхэттен</text:h>
      <text:p text:style-name="P88"/>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72"><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6"/>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Не знаю, зачем я перед тобой оправдываюсь? Ладно.</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5">24пн</text:p>
      <text:p text:style-name="P75">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7">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Ано-о-он! Ано-о-он! Ано-о-он!</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67"/>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6">***</text:p>
      <text:p text:style-name="P56"/>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6">***</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73"><text:soft-page-break/></text:p>
      <text:p text:style-name="P56">***</text:p>
      <text:p text:style-name="P56"/>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5" text:outline-level="2"><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3">– Сел - Сел… Ну почему ты такая… – пробормотал я сквозь слёзы.</text:p>
      <text:p text:style-name="P53"/>
      <text:p text:style-name="P56">***</text:p>
      <text:p text:style-name="P84"/>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6">***</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6">***</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7"/>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7"><text:span text:style-name="T11">~~~ </text:span>Человек Анонимус Терранский <text:span text:style-name="T11">~~~</text:span></text:p>
      <text:p text:style-name="P77">Паспорт гражданина Эквестрии</text:p>
      <text:p text:style-name="P76">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29"><text:soft-page-break/>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text:span text:style-name="T111">две</text:span>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4"/>
      <text:p text:style-name="P64">Я хотела бы бежать с тобой по полю, но у меня есть крылья.</text:p>
      <text:p text:style-name="P64">Я хотела бы лежать с тобой на поле ромашек, но я дочь неба.</text:p>
      <text:p text:style-name="P64">Всё что я могу — нести тебя в колеснице по облакам навстречу солнцу.</text:p>
      <text:p text:style-name="P97"/>
      <text:p text:style-name="P48">И прежде чем я успел что-либо осмыслить, из дальнего закутка моей души вырвался ответ.</text:p>
      <text:p text:style-name="P97"/>
      <text:p text:style-name="P64">Я хотел бы лететь в небе рядом с тобой, но у меня нет крыльев.</text:p>
      <text:p text:style-name="P64">Мне хотелось бы лежать на облаке рядом с тобой, но я сын земли.</text:p>
      <text:p text:style-name="P64">Всё, что я могу — нарисовать тебя купающейся в солнечных лучах.</text:p>
      <text:p text:style-name="P97"/>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9"><text:span text:style-name="T1">– Не трожь! – Дэш сердито фыркнула. – </text:span>Меня ослепило солнце! И вообще, не твоё дело!</text:p>
      <text:p text:style-name="P79"><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text:soft-page-break/>– Болото значительно выросло с прошлого раза. – пробормотала Луна. – <text:span text:style-name="T86">Сейчас оно превратилось в большое озеро. </text:span>Если так пойдёт и дальше, тут образуется море. Мы опасаемся, найдём ли мы на месте Наш Дом?</text:p>
      <text:p text:style-name="P53">Я приложил глаз к окуляру подзорной трубы. Края <text:span text:style-name="T86">озера</text:span>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text:span text:style-name="T86">озеро</text:span>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text:span text:style-name="T86">озера</text:span>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text:span text:style-name="T86">озера</text:span>.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text:span text:style-name="T94">первый</text:span> раунд. – тихо сказала Луна. – Нам стоило использовать «Конкордию» и в <text:span text:style-name="T94">прошлый</text:span>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text:span text:style-name="T86">озеро</text:span> громадной тенью. Где-то в замковом парке скрипел ворот, выбирая буксировочный канат. Скала прошла над <text:span text:style-name="T86">водой</text:span>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text:span text:style-name="T87">озеру</text:span>,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text:span text:style-name="T87">Озеро</text:span>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text:span text:style-name="T79">сабатоне задней ноги </text:span>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4">На смотровой площадке воцарилось веселье. Пинки засвистела и высунула язык чуть ли не до шеи. Флаттершай выглянула <text:span text:style-name="T82">одинм глазом </text:span>из гривы. <text:span text:style-name="T82">Уверенность вернулась к тихой пегаске, она улыбнулась и обняла Дэш. Та </text:span>что-то рассказывала <text:span text:style-name="T83">ей</text:span>, махая копытом. Твайлайт внимательно за ней записывала.<text:span text:style-name="T80"> </text:span><text:s/>Эпплджек <text:span text:style-name="T87">перегнулась через край площадки. П</text:span>резрительно плюну<text:span text:style-name="T87">в</text:span> вниз, <text:span text:style-name="T87">фермерша </text:span>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text:span text:style-name="T79">Стражник незаметно помог ей поставить раненую ногу в колесницу.</text:span> – Поможем Анону переправиться в его родной мир.</text:p>
      <text:p text:style-name="P53">Мы с Элементами <text:span text:style-name="T62">Гармонии и Дискордом </text:span>направились к колеснице. <text:span text:style-name="T84">Столпившиеся на смотровой площадке пони-учёные и дворцовая прислуга </text:span>прово<text:span text:style-name="T84">жали</text:span> нас <text:span text:style-name="T85">подбадривающими фразами</text:span>. <text:span text:style-name="T81">Пегасы дворцовой стражи и Вондерболты построились в сопровождающий порядок.</text:span></text:p>
      <text:p text:style-name="P39"/>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7">Многометровые волны всё ещё <text:span text:style-name="T87">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span></text:p>
      <text:p text:style-name="P53"><text:span text:style-name="T90">Прямо п</text:span>о курсу <text:span text:style-name="T90">экспедиции</text:span> арка входа в замок Сестёр. <text:span text:style-name="T86">По три десятка</text:span> пегасов ночной стражи сопровождают нас <text:span text:style-name="T86">с каждого</text:span> фланга. <text:span text:style-name="T86">Звено Вондерболтов ведёт разведку впереди.</text:span> По мере снижения <text:span text:style-name="T91">небесной</text:span> колесницы каменная громада «Громовержца» уходит вверх. Расстояние между <text:span text:style-name="T91">парящей скалой</text:span> и «Конкордией» продолжает сокращаться. Интерком на панели управления хрипит и выплёвывает несколько фраз.</text:p>
      <text:p text:style-name="P53">– Бросайте якорь. – <text:span text:style-name="T88">приказывает</text:span> Луна <text:span text:style-name="T88">в микрофон</text:span>.</text:p>
      <text:p text:style-name="P53">Адский скрежет раздаётся с края «Громовержца». В <text:span text:style-name="T89">озеро</text:span> летит <text:span text:style-name="T94">валун</text:span> размером с <text:span text:style-name="T91">половину «Конкордии»</text:span>. Святые яйца, когда эти <text:span text:style-name="T91">чокнутые </text:span>поняхи успели выковать якорную цепь? Там каждое звено с <text:span text:style-name="T88">грузовик</text:span> <text:span text:style-name="T94">величиной</text:span>!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text:span text:style-name="T91">озеро</text:span>, якорь создаёт <text:span text:style-name="T92">огромный всплеск</text:span>: водяной столб едва не достигает <text:span text:style-name="T92">нижнего края</text:span> «Громовержца». Через минуту облако мелких брызг добирается до нас, окатывая с головой.</text:p>
      <text:p text:style-name="P55">– <text:span text:style-name="T93">Что за..? О НЕБО!!!</text:span></text:p>
      <text:p text:style-name="P58">Возглас Луны <text:span text:style-name="T94">побуждает</text:span> меня <text:span text:style-name="T93">глянуть вниз.</text:span></text:p>
      <text:p text:style-name="P59"><text:span text:style-name="T98">Я</text:span>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text:span text:style-name="T103">будто</text:span> само озеро смотр<text:span text:style-name="T103">ит</text:span> на нас злобным взглядом.</text:p>
      <text:p text:style-name="P59"><text:soft-page-break/>Я недоумённо всматриваюсь вни<text:span text:style-name="T103">з</text:span>. <text:span text:style-name="T104">От внезапного понимания волосы встают дыбом у меня на затылке. </text:span>Мои глаза меня <text:span text:style-name="T104">не </text:span>обманывают, круги <text:span text:style-name="T95">действительно</text:span>… <text:span text:style-name="T95">О боги!!!</text:span></text:p>
      <text:p text:style-name="P53"><text:span text:style-name="T95">Поверхность озера</text:span>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text:span text:style-name="T98">Парящая</text:span> гора <text:span text:style-name="T104">просаживается под тяжестью щупальца</text:span>.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text:span text:style-name="T108">Мы завороженно смотрим на хтоническое чудовище, подымающееся из тёмных вод озера.</text:span></text:p>
      <text:p text:style-name="P53">«Громовержец» <text:span text:style-name="T102">кренится и </text:span>теряет высоту. Щупальце тянет его вниз. С <text:span text:style-name="T96">обзорной площадки</text:span> вниз кувыркаясь падают пони. <text:span text:style-name="T107">Мы слышим их крики.</text:span> <text:span text:style-name="T101">На берег и</text:span>з <text:span text:style-name="T96">водной глади</text:span> <text:span text:style-name="T101">выползает</text:span> второе щупальце, третье. <text:span text:style-name="T101">Полдюжины длинных, как реки, тентаклей раскидываются кошмарным цветком из центра озера, сминая лес на его берегах.</text:span> <text:span text:style-name="T113">Кривой скалой из воды возносится гигантский клюв.</text:span></text:p>
      <text:p text:style-name="P1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text:span text:style-name="T98">Громовержца</text:span>». <text:span text:style-name="T99">Лавируя между щупальцами монстра, они подхватывают падающих пони и уносят их на «Конкордию».</text:span></text:p>
      <text:p text:style-name="P152"><text:span text:style-name="T100">Под тяжестью левиафана </text:span>«<text:span text:style-name="T100">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span></text:p>
      <text:p text:style-name="P154">Рэйнбоу Дэш что-то шепчет на ухо аликорнице, та кивает ей в согласии. <text:span text:style-name="T105">Пегаска стрелой взмывает с колесницы.</text:span></text:p>
      <text:p text:style-name="P155">Щупальца <text:span text:style-name="T107">монстра</text:span> напряжённо выгибаются, упираясь в берег. С кошмарным всхлипом <text:span text:style-name="T106">над водой появляется грибообразное тело чудовища. Тут же вокруг него образовывается гигантских размеров воронка, в которую за считанные секунды уходит вода озера.</text:span></text:p>
      <text:p text:style-name="P156"><text:span text:style-name="T106">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span></text:p>
      <text:p text:style-name="P157">Радужная молния пикирует вниз, отворачивая в сторону у самых ядовито-жёлтых буркал кракена. Через мгновение потусторонний рёв оглашает пространство, <text:span text:style-name="T109">моё т</text:span>ело <text:span text:style-name="T109">содрогается</text:span> от сверхнизких частот <text:span text:style-name="T109">воя чудовища</text:span>. <text:span text:style-name="T108">Оглушённый радужным ударом, кракен просаживается в провал, его щупальца оставляют глубокие овраги в Вечнодиком лесу.</text:span></text:p>
      <text:p text:style-name="P159">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text:span text:style-name="T112">в провал</text:span>, я всего лишь моргаю уголком глаза и продолжаю смотреть.</text:p>
      <text:p text:style-name="P160">Глухое хлюпанье возвещает нам встречу <text:span text:style-name="T114">кантерлотского дворцового парка</text:span> с кракеном. <text:span text:style-name="T114">Низкочастотный рёв сменяется глухим клокотанием. </text:span>Во все стороны летят брызги чёрной слизи, щупальца конвульсивно обхватывают <text:span text:style-name="T114">обломок «Громовержца»</text:span>. Под весом монолита кракен съезжает в провал, пачкая стены чёрной дрянью.</text:p>
      <text:p text:style-name="P161">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text:span text:style-name="T27"/></text:p>
      <text:p text:style-name="P53">Из пещеры ниже «ватерлинии» «Громовержца» вырывается столб магического пламени. Пленившее «<text:span text:style-name="T110">Громовержец»</text:span> щупальце корчится в <text:span text:style-name="T110">огне</text:span>, дёргая гору в случайных направлениях. Наконец пламя пережигает плоть и освобождённый «Громовержец» <text:span text:style-name="T114">вырывается</text:span>.</text:p>
      <text:p text:style-name="P53"><text:soft-page-break/>– Берегись!!!</text:p>
      <text:p text:style-name="P53">«<text:span text:style-name="T115">Громовержец</text:span>» проносится рядом с нами, <text:span text:style-name="T114">набирая привычную высоту</text:span>. Колесница Луны в турбулентном потоке переворачивается, рассыпая пассажиров, как горох. <text:span text:style-name="T115">Провал</text:span>, <text:span text:style-name="T110">парящая скала,</text:span> колесница, <text:span text:style-name="T115">падающие пони</text:span> вертятся передо мной в безумной карусели…</text:p>
      <text:p text:style-name="P53"/>
      <text:p text:style-name="P40">~~~~~</text:p>
      <text:p text:style-name="P40"/>
      <text:p text:style-name="P53">…Раскалывается голова. Громада «Громовержца» <text:span text:style-name="T116">неспешно</text:span> поворачивается <text:span text:style-name="T116">вокруг своей оси</text:span> в вышине. <text:span text:style-name="T117">Дымящийся о</text:span>статок щупальца всё ещё сжимает выступ, лениво извиваясь.</text:p>
      <text:p text:style-name="P53">Я принимаю вертикальное положение. Вокруг меня осыпавшиеся замшелые стены без крыши и… Дэш.</text:p>
      <text:p text:style-name="P53">– <text:span text:style-name="T118">Анон</text:span>?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text:p text:style-name="P158">&lt;<text:span text:style-name="T18">- Что с кракеном?</text:span></text:p>
      <text:p text:style-name="P158"><text:span text:style-name="T18">- Он провалился в провал. - ответила пегаска и посмотрела на до сих пор извивающийся обрубок щупальца на скале. - По-крайней мере, большая его часть</text:span>&gt;</text:p>
      <text:p text:style-name="P53"/>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soft-page-break/>…</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8"><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66"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2">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62">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Бля! Я так и знал!</text:p>
      <text:p text:style-name="P62">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text:soft-page-break/>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 – Хорошо, хоть от моей заначки в Эогиппе что-то осталось. – пробурчал он.</text:p>
      <text:p text:style-name="P62">– Ну так и зачем её тратить на ерунду? – возразил я.</text:p>
      <text:p text:style-name="P62">–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63">***</text:p>
      <text:p text:style-name="P62"/>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text:soft-page-break/>–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text:soft-page-break/>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0">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Ждите дома. 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6"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4"><text:s/>– Ты его слишком… эмм, упрощаешь. – продолжала Флаттершай. – Вот, взгляни сюда.</text:p>
      <text:p text:style-name="P104">Флаттершай повернула ко мне экран. Мультяшный Дискорд с заплаканными глазами стоял на ледовом катке перед брошенными коньками.</text:p>
      <text:p text:style-name="P10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6">– А ты в курсе, что твой Дискорд многократно сжигал Селестию живьём? – выпалил я.</text:p>
      <text:p text:style-name="P116"><text:soft-page-break/>–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4"><text:span text:style-name="T11">– Это всего лишь твои домыслы. С тем же успехом я могу объяснить это тем, что он </text:span>— злой придурок!</text:p>
      <text:p text:style-name="P116">– Это не мои… домыслы… Он сам мне рассказал…</text:p>
      <text:p text:style-name="P116">Флаттершай встала со стула и попыталась уйти. Я задержал её.</text:p>
      <text:p text:style-name="P116">– Извини. Я не знал. Нам нельзя ссориться.</text:p>
      <text:p text:style-name="P104">Флаттершай слабо улыбнулась.</text:p>
      <text:p text:style-name="P116">– Я не сержусь… На Дискорда трудно не злиться… Он так себя ведёт, потому что его это… эмм, забавляет.</text:p>
      <text:p text:style-name="P3"/>
      <text:p text:style-name="Text_20_body">…</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9">– Что ты решил, Анон?</text:p>
      <text:p text:style-name="P99">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text:soft-page-break/></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text:soft-page-break/></text:p>
      <text:p text:style-name="P71">***</text:p>
      <text:p text:style-name="P70"/>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2">…</text:p>
      <text:p text:style-name="P92"><text:soft-page-break/>…</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text:soft-page-break/>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Я задержался, запирая дверь. Девушки разбрелись по квартире.</text:p>
      <text:p text:style-name="P106"><text:soft-page-break/><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0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6">– Привет, Сел.</text:p>
      <text:p text:style-name="P147">Аликорница всполошилась и спрятала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6"/>
      <text:h text:style-name="P164" text:outline-level="2">2<text:span text:style-name="T1">9</text:span>. Отбытие</text:h>
      <text:p text:style-name="P121">&lt;Mission Impossible theme ?&gt;</text:p>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6">– С кем это вы тут разговариваете?</text:p>
      <text:p text:style-name="P116">В комнату вошла Флаттершай.</text:p>
      <text:p text:style-name="P104">Дискорд обернулся на голос и в этот момент я швырнул в него кружкой и бросился к нему через комнату с занесеным над головой стулом.</text:p>
      <text:p text:style-name="P104">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text:soft-page-break/>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лапе и покрутил пальцем у виска.</text:p>
      <text:p text:style-name="P104">– Потому что ты напал на него. – пожала плечами Эпплджек. – Я и подумала — тебе виднее. И подсобила маленько.</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pan text:style-name="T11">– Нет! Дискорд </text:span>— не убийца!</text:p>
      <text:p text:style-name="P124"><text:soft-page-break/>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1">– </text:span>Говори.</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лал на нас этих уродов с рисованными рожами?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Я задумался. Драконикус, похоже, говорил искренне. Но кто тогда всё это время играл с нами, <text:span text:style-name="T24">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text:soft-page-break/>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4">Я задрал голову.</text:p>
      <text:p text:style-name="P124">О! Так уже легче! Надо мной всего лишь два этажа. Десять метров верёвки. Если не смотреть вниз, то…</text:p>
      <text:p text:style-name="P126">«…<text:span text:style-name="T29">Будь храбр. Будь стоек. Будь силён. Что бы ни случилось, помни: Эквестрия с тобой. Эквестрия в тебе. Навсегда. И всегда…»</text:span></text:p>
      <text:p text:style-name="P124">Я вытер ладони о штаны, ухватил канат и сделал шаг вперёд… </text:p>
      <text:p text:style-name="P124">…</text:p>
      <text:p text:style-name="P124">Святые яйца, Анон, ты действительно сделал ЭТО!</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text:soft-page-break/>Этот самоубийственный поступок фермерши я могу объяснить только полным отсутствием у неё опыта лазания по канатам.</text:p>
      <text:p text:style-name="P12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Бляблябляблябля!!!</text:p>
      <text:p text:style-name="P124">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soft-page-break/>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4">…ограда края крыши промелькнула под нами…</text:p>
      <text:p text:style-name="P124"><text:span text:style-name="T11">– …</text:span>собственно, на дольше у меня не хватит магии…</text:p>
      <text:p text:style-name="P124"/>
      <text:p text:style-name="P124">Мы летели навстречу закату.</text:p>
      <text:p text:style-name="P124"/>
      <text:p text:style-name="P124">…</text:p>
      <text:p text:style-name="P124"/>
      <text:p text:style-name="P12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закрыла глаза и отвернулась.</text:p>
      <text:p text:style-name="P124">– ВНИМАНИЕ!!! – заорал Дискорд, сложил крылья и влетел в коридор.</text:p>
      <text:p text:style-name="P124"/>
      <text:p text:style-name="P125">***</text:p>
      <text:p text:style-name="P125"/>
      <text:p text:style-name="P124">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7">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ХА-ХА-ХА!</text:p>
      <text:p text:style-name="P133">Прямо как сейчас. Как говорится, найди десять отличий.</text:p>
      <text:p text:style-name="P133">Вот только… Только Дэш была бы жива…</text:p>
      <text:p text:style-name="P136">Я тяжело вздохнул.</text:p>
      <text:p text:style-name="P136"/>
      <text:p text:style-name="P136">…</text:p>
      <text:p text:style-name="P136"/>
      <text:p text:style-name="P13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4"/>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text:soft-page-break/></text:p>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0"/>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7">– В Эквестрии не двигают солнце! Аликорны лишь корректируют орбиту Эквуса и Луны вокруг него, хотя все уверены в обратном.</text:p>
      <text:p text:style-name="P107">Анакорн улыбнулся во всю морду.</text:p>
      <text:p text:style-name="P107">– Значит, ты уже помогаешь мне, Проводник, даже сам того не осознавая! Я рад!</text:p>
      <text:p text:style-name="P104">Анакорн отпил из стакана и продолжил.</text:p>
      <text:p text:style-name="P107"/>
      <text:p text:style-name="P10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text:p text:style-name="P107">– Ты так говоришь, будто у Эквуса есть свой собственный разум. – заметил я.</text:p>
      <text:p text:style-name="P107">Анакорн усмехнулся.</text:p>
      <text:p text:style-name="P10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7"/>
      <text:p text:style-name="P104">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7"/>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9">. Ко мне наконец-то пришло понимание ситуации.</text:span></text:p>
      <text:p text:style-name="P111"><text:soft-page-break/>–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7"/>
      <text:p text:style-name="P104">Я вспомнил события последнего времени<text:span text:style-name="T11">.</text:span></text:p>
      <text:p text:style-name="P10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4">Анакорн с такой силой сжал магическим захватом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7">Я развёл руками.</text:p>
      <text:p text:style-name="P10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7">Анакорн улыбнулся и вскочил с пуфика.</text:p>
      <text:p text:style-name="P104"><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1"><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1">Анакорн поправил невесть откуда взявшиеся на переносице очки и ответил.</text:p>
      <text:p text:style-name="P104"><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1">Я задумался. На самом деле, интересная логическая задача…</text:p>
      <text:p text:style-name="P10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11">– А кьютимарки ты сам даришь пони, когда распознаёшь их жизненное предназначение!!! – так же азартно заорал я.</text:p>
      <text:p text:style-name="P111">– ЧТООО?!! Может, ты думаешь, мне больше заняться нечем, как лепить пони тату на фланки? Так я тебя разочарую! У меня и без того три миллиона дел!</text:p>
      <text:p text:style-name="P111">Я пожал плечами.</text:p>
      <text:p text:style-name="P111">– А по-другому я не могу объяснить их появление. К сожалению.</text:p>
      <text:p text:style-name="P11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1">– Хорошо. Уговорил. Кьютимарки беру на себя. Так и знал, что мне самое трудное достанется!</text:p>
      <text:p text:style-name="P11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1">Анакорн проследил мой взгляд.</text:p>
      <text:p text:style-name="P111">– Нечего так на меня смотреть! Если я стану применять магию вместо ловкости, теряется весь смысл упражнения… О, глянь-ка на Эквус!</text:p>
      <text:p text:style-name="P111">И впрямь, было на что посмотреть. Уровень помех на голограмме значительно снизился и сама она стала светиться ровным голубоватым светом.</text:p>
      <text:p text:style-name="P11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1">Я опять задумался. В голове было пусто.</text:p>
      <text:p text:style-name="P111">– Почему бы не оставить самую главную? Ту, что описана в мультике?</text:p>
      <text:p text:style-name="P111">–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49">ему часть фэндома, не связанную с остальными. Именно из-за распыления энергии Эквестрия не может стабилизироваться.</text:span></text:p>
      <text:p text:style-name="P112"/>
      <text:p text:style-name="P111">Я подумал. Потом ещё раз подумал. Что скажет любой программист, предложи ему соединить несколько несовместимых объектов?</text:p>
      <text:p text:style-name="P112"/>
      <text:p text:style-name="P11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2"/>
      <text:p text:style-name="P111">Анакорн аж подпрыгнул на месте от восторга и стал мне аплодировать.</text:p>
      <text:p text:style-name="P111"/>
      <text:p text:style-name="P130">Как их совместить?</text:p>
      <text:p text:style-name="P119">твоя Эквестрия и моя, были рождены из Предначального Хаоса, оставшегося от царствования Дискорда. Оба непостоянны, изменчивы. </text:p>
      <text:p text:style-name="P111"/>
      <text:p text:style-name="P12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1"/>
      <text:p text:style-name="P142"/>
      <text:p text:style-name="P111"><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12">Я подозрительно посмотрел на Анакорна.</text:p>
      <text:p text:style-name="P111"><text:span text:style-name="T17">– </text:span><text:span text:style-name="T49">Какой ещё, нафиг, «мой фанфик»? Я никакого фанфика не писал. И не собираюсь.</text:span></text:p>
      <text:p text:style-name="P112">Анакорн ехидно ухмыльнулся и сделал мне «глазки».</text:p>
      <text:p text:style-name="P111"><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2"/>
      <text:p text:style-name="P112">Я растерялся.</text:p>
      <text:p text:style-name="P111"><text:span text:style-name="T11">– </text:span>Эээ… Тут я тебе точно не помощник. Никогда не писал ничего сложнее технической документации к программам.</text:p>
      <text:p text:style-name="P111"><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11"><text:soft-page-break/>…</text:p>
      <text:p text:style-name="P111">Факн щит<text:note text:id="ftn15" text:note-class="footnote"><text:note-citation>15</text:note-citation><text:note-body><text:p text:style-name="P143">Fucking shit — <text:span text:style-name="T1">ёбаное дерьмо</text:span></text:p></text:note-body></text:note>!..</text:p>
      <text:p text:style-name="P111">…</text:p>
      <text:p text:style-name="P111">Ну а что мне остаётся? Я фейспамнул.</text:p>
      <text:p text:style-name="P111"/>
      <text:p text:style-name="P11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1">Анакорн насупился и спрятал карандаш в гриву.</text:p>
      <text:p text:style-name="P11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1"/>
      <text:p text:style-name="P11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0"/>
      <text:p text:style-name="P110">–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4"><text:soft-page-break/>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1"/>
      <text:p text:style-name="P111">– Верни Дэш!!!</text:p>
      <text:p text:style-name="P111"/>
      <text:p text:style-name="P111">Копыта Анакорна разъехались и он впечатался мордой в стол.</text:p>
      <text:p text:style-name="P111">– Э-э-э… м-м-м… ну-у-у… Перо мне в зад!.. Нельзя сказать, что это совсем невыполнимо… Но, прямо скажу, задачка не для студента!</text:p>
      <text:p text:style-name="P111">– А ты студент?</text:p>
      <text:p text:style-name="P11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1">– Другое просить не будешь? – сухо переспросил Анакорн. – Учти, время уходит. То, что я вижу, мне не нравится.</text:p>
      <text:p text:style-name="P111">– Нет! – отрезал я.</text:p>
      <text:p text:style-name="P11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1">– Что? Ты о чём?</text:p>
      <text:p text:style-name="P111">–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text:soft-page-break/>силам поменять местами этот вариант событий с основным. Всё равно это не будет иметь значения после твоего пробуждения.</text:p>
      <text:p text:style-name="P111">Есть только маленькая проблемка…</text:p>
      <text:p text:style-name="P111">Анакорн скривился и отвёл глаза.</text:p>
      <text:p text:style-name="P111">– Какая?</text:p>
      <text:p text:style-name="P11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11">Я вздохнул. Слишком много философии на мою голову!</text:p>
      <text:p text:style-name="P111">– Делай, как я сказал! А я сделаю своё.</text:p>
      <text:p text:style-name="P111"/>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05">***</text:p>
      <text:p text:style-name="P112">&lt;<text:span text:style-name="T74">Roger Waters — What God Wants</text:span>&gt;</text:p>
      <text:p text:style-name="P112">– Здравствуй, Анон. – Селестия стояла передо мной без привычных взгляду властных регалий. – Я хочу поблагодарить тебя за всё.</text:p>
      <text:p text:style-name="P112">– Привет, Сел. Я рад, что с тобой всё в порядке.</text:p>
      <text:p text:style-name="P112">Аликорница нерешительно стояла передо мной в сияющем ореоле гривы. Потом она сделала шаг навстречу.</text:p>
      <text:p text:style-name="P112">–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2">Я устало рассмеялся.</text:p>
      <text:p text:style-name="P112">– Сел, я завязал с конеёбством. Извини.</text:p>
      <text:p text:style-name="P112">– В другое время, в другом месте, Анон! В другое время, в другом месте!</text:p>
      <text:p text:style-name="P112"/>
      <text:p text:style-name="P113">***</text:p>
      <text:p text:style-name="P115"/>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8">– Ты таки выучила современный стиль? Не парься, принцесса, я давно забыл тот эпизод.</text:p>
      <text:p text:style-name="P10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4"/>
      <text:p text:style-name="P117">***</text:p>
      <text:p text:style-name="P116"/>
      <text:p text:style-name="P108"><text:soft-page-break/>– Думал от меня в другой реальности спрятаться?!</text:p>
      <text:p text:style-name="P108">Передо мной возникла хмурая морда Дискорда.</text:p>
      <text:p text:style-name="P10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8">Так что, Проводничёк, мы ещё встретимся! В другое время и в другом месте! Жди! В другое время, в другом месте!!!</text:p>
      <text:p text:style-name="P114"/>
      <text:p text:style-name="P109">***</text:p>
      <text:p text:style-name="P104"/>
      <text:p text:style-name="P108">– Анон?</text:p>
      <text:p text:style-name="P108">– Дэш?!!</text:p>
      <text:p text:style-name="P108">– Эмм… Ты мне снишься?</text:p>
      <text:p text:style-name="P108">– Нет, Дэш, это ты мне снишься.</text:p>
      <text:p text:style-name="P10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8">Пегаска почесала в затылке со смущением.</text:p>
      <text:p text:style-name="P108">– Да? Правда? Ну, офигеть! Что-то я такого не помню совсем. А ты как?</text:p>
      <text:p text:style-name="P103"><text:span text:style-name="T33">– Я в порядке. Вот, возвращаюсь </text:span>в свой мир. Ну, не совсем <text:span text:style-name="T1">в свой</text:span>. Почти.</text:p>
      <text:p text:style-name="P103"><text:span text:style-name="T1">–</text:span> Навсегда?</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text:span text:style-name="T1">Пинки</text:span>, и Селестию,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3"><text:soft-page-break/><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text:p>
      <text:p text:style-name="P103">Я всё ещё помню…</text:p>
      <text:p text:style-name="P53"/>
      <text:h text:style-name="Heading_20_2" text:outline-level="2">Эпилог. Земля</text:h>
      <text:p text:style-name="P118">&lt;<text:span text:style-name="T52">Daft Punk – Get Lucky</text:span>&gt;</text:p>
      <text:p text:style-name="P123">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2">Хоть абзац напишу! Уже хоть какой-то крохотный шажок, с которого можно будет начать. Как там у Лао-Цзы? Дорога в тысячу ли начинается-бла-бла-бля!</text:p>
      <text:p text:style-name="P122">Попытка притронуться щёткой к зубу вызвала ноющую боль. </text:p>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2">Доставая из стола ключи от машины, опять наткнулся взглядом на эскиз.</text:p>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4T21:21:56.712450655</dc:date>
    <meta:editing-duration>P140DT21H59M16S</meta:editing-duration>
    <meta:editing-cycles>8681</meta:editing-cycles>
    <meta:generator>LibreOffice/5.1.6.2$Linux_X86_64 LibreOffice_project/10m0$Build-2</meta:generator>
    <meta:document-statistic meta:table-count="0" meta:image-count="0" meta:object-count="0" meta:page-count="221" meta:paragraph-count="4657" meta:word-count="98526" meta:character-count="652763" meta:non-whitespace-character-count="554432"/>
  </office:meta>
</office:document-meta>
</file>